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cafc" officeooo:paragraph-rsid="000dca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zquita Fernandez Pedro (groupe 4)</text:p>
      <text:p text:style-name="P1">Duteyrat Jules (groupe 3)</text:p>
      <text:p text:style-name="P1"/>
      <text:p text:style-name="P1">Bilan des compétences du module javaFX :</text:p>
      <text:p text:style-name="P1"/>
      <text:p text:style-name="P1">-Je maîtrise les règles de nommage java 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5:51:05.012632655</meta:creation-date>
    <dc:date>2022-01-20T15:55:58.540659877</dc:date>
    <meta:editing-duration>PT4M54S</meta:editing-duration>
    <meta:editing-cycles>1</meta:editing-cycles>
    <meta:document-statistic meta:table-count="0" meta:image-count="0" meta:object-count="0" meta:page-count="1" meta:paragraph-count="4" meta:word-count="24" meta:character-count="141" meta:non-whitespace-character-count="121"/>
    <meta:generator>LibreOffice/6.1.5.2$Linux_X86_64 LibreOffice_project/10$Build-2</meta:generator>
  </office:meta>
</office:document-meta>
</file>